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officeooo:rsid="000f89df" officeooo:paragraph-rsid="000f89df" style:font-size-asian="15.75pt" style:font-size-complex="18pt"/>
    </style:style>
    <style:style style:name="P2" style:family="paragraph" style:parent-style-name="Standard">
      <style:text-properties style:font-name="Courier New" fo:font-size="18pt" fo:font-weight="bold" officeooo:rsid="000f89df" officeooo:paragraph-rsid="000f89df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2pt" fo:font-weight="normal" officeooo:rsid="000f89df" officeooo:paragraph-rsid="000f89d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dotte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8</text:p>
      <text:p text:style-name="P1"/>
      <text:p text:style-name="P2">Actividad 4.8.1</text:p>
      <text:p text:style-name="P2"/>
      <text:p text:style-name="P3">Empleados (<text:span text:style-name="T2">#id</text:span>, nombre, <text:span text:style-name="T3">dni</text:span>, <text:span text:style-name="T3">email</text:span>, fecha_nac, edad-d)</text:p>
      <text:p text:style-name="P3"/>
      <text:p text:style-name="P3">Cuidadores (<text:span text:style-name="T2">#id_empleado</text:span>, fecha_cont, fecha_fin_cont, tipo_cont)</text:p>
      <text:p text:style-name="P3"/>
      <text:p text:style-name="P3"><text:s text:c="4"/>id_empleado → empleados (MC, BC)</text:p>
      <text:p text:style-name="P3"/>
      <text:p text:style-name="P3">Guias (<text:span text:style-name="T2">#id_empleado</text:span>, titulo, especialidad, años_exp)</text:p>
      <text:p text:style-name="P3"/>
      <text:p text:style-name="P3"><text:s text:c="4"/>id_empleado → empleados (MC, BC)</text:p>
      <text:p text:style-name="P3"/>
      <text:p text:style-name="P3"/>
      <text:p text:style-name="P3"/>
      <text:p text:style-name="P2">Actividad 4.8.2</text:p>
      <text:p text:style-name="P2"/>
      <text:p text:style-name="P3">Alumnos (<text:span text:style-name="T2">#id</text:span>, nombre, apellidos, <text:span text:style-name="T3">dni</text:span>, dirección)</text:p>
      <text:p text:style-name="P3"/>
      <text:p text:style-name="P3">ESO (<text:span text:style-name="T2">#id_alumno</text:span>, grupo, nivel, curso)</text:p>
      <text:p text:style-name="P3"/>
      <text:p text:style-name="P3"><text:s text:c="4"/>id_alumno → alumnos (MC, BC)</text:p>
      <text:p text:style-name="P3"/>
      <text:p text:style-name="P3">BACH (<text:span text:style-name="T2">#id_alumno</text:span>, nivel, grupo, orientación)</text:p>
      <text:p text:style-name="P3"/>
      <text:p text:style-name="P3"><text:s text:c="4"/>id_alumno → alumnos (MC, BC)</text:p>
      <text:p text:style-name="P3"/>
      <text:p text:style-name="P3">FP (<text:span text:style-name="T2">#id_alumno</text:span>, ciclo, nivel)</text:p>
      <text:p text:style-name="P3"/>
      <text:p text:style-name="P3"><text:s text:c="4"/>id_alumno → alumnos (MC, BC)</text:p>
      <text:p text:style-name="P3"/>
      <text:p text:style-name="P3">Realiza (<text:span text:style-name="T2">#id_empresa, #id_empleado</text:span>, nombre, <text:span text:style-name="T4">cif</text:span>)</text:p>
      <text:p text:style-name="P3"/>
      <text:p text:style-name="P3"><text:s text:c="4"/>id_alumno → FP (MC, BR)</text:p>
      <text:p text:style-name="P3"><text:s text:c="4"/>id_empresa → empresas (MC, B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2:53:38.493000000</meta:creation-date>
    <dc:date>2023-12-01T13:36:06.708000000</dc:date>
    <meta:editing-duration>PT42M28S</meta:editing-duration>
    <meta:editing-cycles>1</meta:editing-cycles>
    <meta:document-statistic meta:table-count="0" meta:image-count="0" meta:object-count="0" meta:page-count="1" meta:paragraph-count="18" meta:word-count="83" meta:character-count="648" meta:non-whitespace-character-count="555"/>
    <meta:generator>LibreOffice/7.5.6.2$Windows_X86_64 LibreOffice_project/f654817fb68d6d4600d7d2f6b647e47729f55f15</meta:generator>
  </office:meta>
</office:document-meta>
</file>